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normal" fo:font-weight="normal" officeooo:rsid="004b9ce3" officeooo:paragraph-rsid="0052d695"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DejaVu Sans" fo:font-style="italic" style:font-style-asian="italic" style:font-style-complex="italic"/>
    </style:style>
    <style:style style:name="P11"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style:font-name="DejaVu Sans" fo:font-style="italic" fo:font-weight="normal" officeooo:rsid="004b9ce3" officeooo:paragraph-rsid="00511161"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style:font-name="DejaVu Sans" fo:font-style="italic" fo:font-weight="normal" officeooo:rsid="004b9ce3" officeooo:paragraph-rsid="0052d695"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DejaVu Sans" fo:font-weight="bold" style:font-weight-asian="bold" style:font-weight-complex="bold"/>
    </style:style>
    <style:style style:name="P15"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6"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7" style:family="paragraph" style:parent-style-name="Standard">
      <style:paragraph-properties fo:text-align="justify" style:justify-single-word="false"/>
      <style:text-properties style:font-name="DejaVu Sans" fo:font-weight="bold" officeooo:rsid="004b9ce3" officeooo:paragraph-rsid="004b9ce3" style:font-weight-asian="bold" style:font-weight-complex="bold"/>
    </style:style>
    <style:style style:name="P18" style:family="paragraph" style:parent-style-name="Standard">
      <style:paragraph-properties fo:text-align="justify" style:justify-single-word="false"/>
      <style:text-properties style:font-name="DejaVu Sans" fo:font-weight="bold" officeooo:rsid="004b9ce3" officeooo:paragraph-rsid="00511161" style:font-weight-asian="bold" style:font-weight-complex="bold"/>
    </style:style>
    <style:style style:name="P19" style:family="paragraph" style:parent-style-name="Standard">
      <style:paragraph-properties fo:text-align="justify" style:justify-single-word="false"/>
      <style:text-properties style:font-name="DejaVu Sans" fo:font-weight="bold" officeooo:rsid="004b9ce3" officeooo:paragraph-rsid="0052d695" style:font-weight-asian="bold" style:font-weight-complex="bold"/>
    </style:style>
    <style:style style:name="P20" style:family="paragraph" style:parent-style-name="Standard">
      <style:paragraph-properties fo:text-align="justify" style:justify-single-word="false"/>
      <style:text-properties style:font-name="DejaVu Sans" fo:font-weight="normal" officeooo:rsid="004b9ce3" officeooo:paragraph-rsid="004b9ce3" style:font-weight-asian="normal" style:font-weight-complex="normal"/>
    </style:style>
    <style:style style:name="P21" style:family="paragraph" style:parent-style-name="Standard">
      <style:paragraph-properties fo:text-align="justify" style:justify-single-word="false"/>
      <style:text-properties style:font-name="DejaVu Sans" fo:font-weight="normal" officeooo:rsid="004b9ce3" officeooo:paragraph-rsid="004e5aba" style:font-weight-asian="normal" style:font-weight-complex="normal"/>
    </style:style>
    <style:style style:name="P22" style:family="paragraph" style:parent-style-name="Standard">
      <style:paragraph-properties fo:text-align="justify" style:justify-single-word="false"/>
      <style:text-properties style:font-name="DejaVu Sans" fo:font-weight="normal" officeooo:rsid="004b9ce3" officeooo:paragraph-rsid="00511161" style:font-weight-asian="normal" style:font-weight-complex="normal"/>
    </style:style>
    <style:style style:name="P23" style:family="paragraph" style:parent-style-name="Standard">
      <style:paragraph-properties fo:text-align="justify" style:justify-single-word="false"/>
    </style:style>
    <style:style style:name="P24" style:family="paragraph" style:parent-style-name="Subtitle">
      <style:paragraph-properties fo:text-align="justify" style:justify-single-word="false"/>
    </style:style>
    <style:style style:name="P25" style:family="paragraph" style:parent-style-name="Title">
      <style:paragraph-properties fo:text-align="justify" style:justify-single-word="false"/>
    </style:style>
    <style:style style:name="P26" style:family="paragraph" style:parent-style-name="Text_20_body">
      <style:paragraph-properties fo:text-align="justify" style:justify-single-word="false"/>
      <style:text-properties officeooo:paragraph-rsid="00208edb"/>
    </style:style>
    <style:style style:name="P27" style:family="paragraph" style:parent-style-name="Heading_20_1">
      <style:paragraph-properties fo:text-align="justify" style:justify-single-word="false"/>
    </style:style>
    <style:style style:name="P28" style:family="paragraph" style:parent-style-name="Heading_20_2">
      <style:paragraph-properties fo:text-align="justify" style:justify-single-word="false"/>
      <style:text-properties officeooo:paragraph-rsid="005331fd"/>
    </style:style>
    <style:style style:name="P29" style:family="paragraph" style:parent-style-name="Heading_20_2">
      <style:paragraph-properties fo:text-align="justify" style:justify-single-word="false"/>
      <style:text-properties officeooo:paragraph-rsid="001fa878"/>
    </style:style>
    <style:style style:name="P30" style:family="paragraph" style:parent-style-name="Heading_20_2">
      <style:paragraph-properties fo:text-align="justify" style:justify-single-word="false"/>
      <style:text-properties officeooo:paragraph-rsid="00208edb"/>
    </style:style>
    <style:style style:name="P31" style:family="paragraph" style:parent-style-name="Heading_20_2">
      <style:paragraph-properties fo:text-align="justify" style:justify-single-word="false"/>
      <style:text-properties officeooo:paragraph-rsid="0023d05a"/>
    </style:style>
    <style:style style:name="P32" style:family="paragraph" style:parent-style-name="Heading_20_2">
      <style:paragraph-properties fo:text-align="justify" style:justify-single-word="false"/>
    </style:style>
    <style:style style:name="P33" style:family="paragraph" style:parent-style-name="Heading_20_3">
      <style:paragraph-properties fo:text-align="justify" style:justify-single-word="false"/>
    </style:style>
    <style:style style:name="P34" style:family="paragraph" style:parent-style-name="Standard" style:list-style-name="L1">
      <style:paragraph-properties fo:text-align="justify" style:justify-single-word="false"/>
      <style:text-properties style:font-name="DejaVu Sans"/>
    </style:style>
    <style:style style:name="P35" style:family="paragraph" style:parent-style-name="Standard" style:list-style-name="L2">
      <style:paragraph-properties fo:text-align="justify" style:justify-single-word="false"/>
      <style:text-properties style:font-name="DejaVu Sans"/>
    </style:style>
    <style:style style:name="P36" style:family="paragraph" style:parent-style-name="Standard" style:list-style-name="L2">
      <style:paragraph-properties fo:text-align="justify" style:justify-single-word="false"/>
      <style:text-properties style:font-name="DejaVu Sans" officeooo:paragraph-rsid="0042fe0f"/>
    </style:style>
    <style:style style:name="P37" style:family="paragraph" style:parent-style-name="Standard" style:list-style-name="L3">
      <style:paragraph-properties fo:text-align="justify" style:justify-single-word="false"/>
      <style:text-properties style:font-name="DejaVu Sans"/>
    </style:style>
    <style:style style:name="P38" style:family="paragraph" style:parent-style-name="Standard" style:list-style-name="L9">
      <style:paragraph-properties fo:text-align="justify" style:justify-single-word="false"/>
      <style:text-properties style:font-name="DejaVu Sans"/>
    </style:style>
    <style:style style:name="P39" style:family="paragraph" style:parent-style-name="Standard" style:list-style-name="L10">
      <style:paragraph-properties fo:text-align="justify" style:justify-single-word="false"/>
      <style:text-properties style:font-name="DejaVu Sans"/>
    </style:style>
    <style:style style:name="P40" style:family="paragraph" style:parent-style-name="Standard" style:list-style-name="L11">
      <style:paragraph-properties fo:text-align="justify" style:justify-single-word="false"/>
      <style:text-properties style:font-name="DejaVu Sans"/>
    </style:style>
    <style:style style:name="P41" style:family="paragraph" style:parent-style-name="Standard" style:list-style-name="L12">
      <style:paragraph-properties fo:text-align="justify" style:justify-single-word="false"/>
      <style:text-properties style:font-name="DejaVu Sans"/>
    </style:style>
    <style:style style:name="P42" style:family="paragraph" style:parent-style-name="Standard" style:list-style-name="L13">
      <style:paragraph-properties fo:text-align="justify" style:justify-single-word="false"/>
      <style:text-properties style:font-name="DejaVu Sans"/>
    </style:style>
    <style:style style:name="P43" style:family="paragraph" style:parent-style-name="Standard" style:list-style-name="L14">
      <style:paragraph-properties fo:text-align="justify" style:justify-single-word="false"/>
      <style:text-properties style:font-name="DejaVu Sans"/>
    </style:style>
    <style:style style:name="P44" style:family="paragraph" style:parent-style-name="Standard" style:list-style-name="L4">
      <style:paragraph-properties fo:text-align="justify" style:justify-single-word="false"/>
      <style:text-properties style:font-name="DejaVu Sans" fo:font-weight="normal" officeooo:rsid="004b9ce3" officeooo:paragraph-rsid="00511161" style:font-weight-asian="normal" style:font-weight-complex="normal"/>
    </style:style>
    <style:style style:name="P45" style:family="paragraph" style:parent-style-name="Standard" style:list-style-name="L5">
      <style:paragraph-properties fo:text-align="justify" style:justify-single-word="false"/>
      <style:text-properties style:font-name="DejaVu Sans" fo:font-weight="normal" officeooo:rsid="004b9ce3" officeooo:paragraph-rsid="00511161" style:font-weight-asian="normal" style:font-weight-complex="normal"/>
    </style:style>
    <style:style style:name="P46" style:family="paragraph" style:parent-style-name="Standard" style:list-style-name="L6">
      <style:paragraph-properties fo:text-align="justify" style:justify-single-word="false"/>
      <style:text-properties style:font-name="DejaVu Sans" fo:font-weight="normal" officeooo:rsid="004b9ce3" officeooo:paragraph-rsid="00511161" style:font-weight-asian="normal" style:font-weight-complex="normal"/>
    </style:style>
    <style:style style:name="P47" style:family="paragraph" style:parent-style-name="Standard" style:list-style-name="L7">
      <style:paragraph-properties fo:text-align="justify" style:justify-single-word="false"/>
      <style:text-properties style:font-name="DejaVu Sans" fo:font-weight="normal" officeooo:rsid="004b9ce3" officeooo:paragraph-rsid="00511161" style:font-weight-asian="normal" style:font-weight-complex="normal"/>
    </style:style>
    <style:style style:name="P48" style:family="paragraph" style:parent-style-name="Standard" style:list-style-name="L8">
      <style:paragraph-properties fo:text-align="justify" style:justify-single-word="false"/>
      <style:text-properties style:font-name="DejaVu Sans" fo:font-weight="normal" officeooo:rsid="004b9ce3" officeooo:paragraph-rsid="004b9ce3" style:font-weight-asian="normal" style:font-weight-complex="normal"/>
    </style:style>
    <style:style style:name="P49" style:family="paragraph" style:parent-style-name="Standard" style:list-style-name="L8">
      <style:paragraph-properties fo:text-align="justify" style:justify-single-word="false"/>
      <style:text-properties style:font-name="DejaVu Sans" fo:font-weight="normal" officeooo:rsid="004b9ce3" officeooo:paragraph-rsid="004e5aba" style:font-weight-asian="normal" style:font-weight-complex="normal"/>
    </style:style>
    <style:style style:name="P50" style:family="paragraph" style:parent-style-name="Standard" style:list-style-name="L15">
      <style:paragraph-properties fo:text-align="justify" style:justify-single-word="false"/>
      <style:text-properties style:font-name="DejaVu Sans" fo:font-style="normal" style:font-style-asian="normal" style:font-style-complex="normal"/>
    </style:style>
    <style:style style:name="P51" style:family="paragraph" style:parent-style-name="Standard" style:list-style-name="L16">
      <style:paragraph-properties fo:text-align="justify" style:justify-single-word="false"/>
      <style:text-properties style:font-name="DejaVu Sans" fo:font-style="normal" style:font-style-asian="normal" style:font-style-complex="normal"/>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style:style style:name="T13" style:family="text">
      <style:text-properties officeooo:rsid="005270ad"/>
    </style:style>
    <style:style style:name="T14" style:family="text">
      <style:text-properties officeooo:rsid="0052d6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ichał Bultrowicz</text:p>
      <text:p text:style-name="P24">Curriculum Vitae</text:p>
      <text:p text:style-name="P1"/>
      <text:h text:style-name="P27"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27"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2701538495" text:style-name="L1">
        <text:list-item>
          <text:p text:style-name="P34">business process automation and measurement (dashboards, statistics, alerting)</text:p>
        </text:list-item>
        <text:list-item>
          <text:p text:style-name="P34">data pipelines</text:p>
        </text:list-item>
        <text:list-item>
          <text:p text:style-name="P34">highly available web applications</text:p>
        </text:list-item>
        <text:list-item>
          <text:p text:style-name="P34">automated test suites (back-end, front-end, load, chaos)</text:p>
        </text:list-item>
        <text:list-item>
          <text:p text:style-name="P34">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27" text:outline-level="1">Computer skills</text:h>
      <text:list xml:id="list3200252775" text:style-name="L2">
        <text:list-item>
          <text:p text:style-name="P35">expert in Python programming</text:p>
        </text:list-item>
        <text:list-item>
          <text:p text:style-name="P36">secondary programming languages: Bash, JavaScript, Java, C++, C#</text:p>
        </text:list-item>
        <text:list-item>
          <text:p text:style-name="P35">writing understandable and testable code</text:p>
        </text:list-item>
        <text:list-item>
          <text:p text:style-name="P35">web development with AioHTTP, Falcon, Flask, and Django</text:p>
        </text:list-item>
        <text:list-item>
          <text:p text:style-name="P35">advanced web application testing (functional, stress, performance testing; also with microservices)</text:p>
        </text:list-item>
        <text:list-item>
          <text:p text:style-name="P35">ensuring high availability (HA)</text:p>
        </text:list-item>
        <text:list-item>
          <text:p text:style-name="P35">good knowledge of optimizing SQL for PostgreSQL (and scaling it out with CitusDB)</text:p>
        </text:list-item>
        <text:list-item>
          <text:p text:style-name="P35">working with various data stores: Redis, Kafka (and AWS Kinesis), ElasticSearch, S3/MinIO, Amazon Redshift</text:p>
        </text:list-item>
        <text:list-item>
          <text:p text:style-name="P35">using containers for deployments and testing (Docker, Kubernetes, Helm)</text:p>
        </text:list-item>
        <text:list-item>
          <text:p text:style-name="P35"><text:soft-page-break/>implementing web security (X.509, mTLS, JWT, OAuth2)</text:p>
        </text:list-item>
        <text:list-item>
          <text:p text:style-name="P35">automated infrastructure management with Terraform and Ansible</text:p>
        </text:list-item>
        <text:list-item>
          <text:p text:style-name="P35">data engineering (building data pipelines and ETL systems)</text:p>
        </text:list-item>
        <text:list-item>
          <text:p text:style-name="P35">working with AWS, GCP, and DigitalOcean clouds</text:p>
        </text:list-item>
        <text:list-item>
          <text:p text:style-name="P35">implementing Continuous Delivery with the help of Gitlab CD (Jenkins in the past)</text:p>
        </text:list-item>
        <text:list-item>
          <text:p text:style-name="P35">exposure to building front-end with ReactJS</text:p>
        </text:list-item>
        <text:list-item>
          <text:p text:style-name="P35">proficiency in GIT</text:p>
        </text:list-item>
        <text:list-item>
          <text:p text:style-name="P35">able to work with just the terminal, without a graphical environment</text:p>
        </text:list-item>
      </text:list>
      <text:p text:style-name="Horizontal_20_Line"/>
      <text:h text:style-name="P27" text:outline-level="1">Soft skills</text:h>
      <text:list xml:id="list2516151304" text:style-name="L3">
        <text:list-item>
          <text:p text:style-name="P37">coordinating a Scrum or Kanban team</text:p>
        </text:list-item>
        <text:list-item>
          <text:p text:style-name="P37">teaching developers through meticulous code reviews</text:p>
        </text:list-item>
        <text:list-item>
          <text:p text:style-name="P37">knowledge of software legal compliance and licensing issues</text:p>
        </text:list-item>
        <text:list-item>
          <text:p text:style-name="P37">analyzing incentives and tensions between teams within a project</text:p>
        </text:list-item>
      </text:list>
      <text:p text:style-name="Horizontal_20_Line"/>
      <text:h text:style-name="P27" text:outline-level="1">Experience</text:h>
      <text:h text:style-name="P28" text:outline-level="2">202<text:span text:style-name="T14">3</text:span>.01 – <text:span text:style-name="T14">onward</text:span></text:h>
      <text:p text:style-name="P19">Primary Software Wizard at WitchSoft</text:p>
      <text:p text:style-name="P13"/>
      <text:p text:style-name="P9">Developing a personal finance management app.</text:p>
      <text:p text:style-name="P9"/>
      <text:h text:style-name="P28" text:outline-level="2">2022.01 – 2022.12</text:h>
      <text:p text:style-name="P18">Senior Back-end Engineer at <text:a xlink:type="simple" xlink:href="https://nira.com/" text:style-name="Internet_20_link" text:visited-style-name="Visited_20_Internet_20_Link">Nira</text:a></text:p>
      <text:p text:style-name="P12">Remote</text:p>
      <text:p text:style-name="P18"/>
      <text:p text:style-name="P22">Nira is a real-time access-control system. It analyzes who has access to what documents in an organization's cloud, and allows to perform automated bulk changes to the access permissions. It integrated with Google Cloud, but we were working on adding support for more systems (e.g. Microsoft).</text:p>
      <text:p text:style-name="P22"/>
      <text:p text:style-name="P22">The team was 100% remote and globally-distributed, favoring asynchronous forms of communication, and promoting a high degree of autonomy. There were up to 25 engineers on it. Safety and confidentiality of users' data was paramount - we were HIPAA-compliant.</text:p>
      <text:p text:style-name="P22"/>
      <text:p text:style-name="P22">My main role was the development, maintenance, and ensuring reliability of back-end microservices acting as our asynchronous task queue - the "Actions" service. The service allowed to execute policy-driven and on-demand changes to document permissions via Google Workspace APIs.</text:p>
      <text:p text:style-name="P22"/>
      <text:p text:style-name="P22">My role included:</text:p>
      <text:list xml:id="list3389126531" text:style-name="L4">
        <text:list-item>
          <text:p text:style-name="P44">technical leadership of the "Actions" service code and cloud infrastructure</text:p>
        </text:list-item>
      </text:list>
      <text:list xml:id="list1780786396" text:style-name="L5">
        <text:list-item>
          <text:p text:style-name="P45"><text:soft-page-break/>analyzing and improving back-end performance</text:p>
        </text:list-item>
        <text:list-item>
          <text:p text:style-name="P45">operational support of "Actions"</text:p>
        </text:list-item>
        <text:list-item>
          <text:p text:style-name="P45"><text:span text:style-name="T13">a</text:span>nalysis and solution design for a variety of new feature bundles, which had "Actions" dependencies; working from product requirements to produce engineering plans and effort/complexity estimates, which flowed through into implementation projects</text:p>
        </text:list-item>
      </text:list>
      <text:list xml:id="list627189757" text:style-name="L6">
        <text:list-item>
          <text:p text:style-name="P46"><text:span text:style-name="T13">r</text:span>eview of other engineer’s code as a part of quality assurance and release processes, both for "Actions" and the wider back-end ecosystem</text:p>
        </text:list-item>
        <text:list-item>
          <text:p text:style-name="P46"><text:span text:style-name="T13">r</text:span>evising and extending CI/CD pipelines based on GitHub Actions</text:p>
        </text:list-item>
      </text:list>
      <text:p text:style-name="P22"/>
      <text:p text:style-name="P22">Notable achievements:</text:p>
      <text:list xml:id="list3297522518" text:style-name="L7">
        <text:list-item>
          <text:p text:style-name="P47">taking over the "Actions" codebase in 9 days, as the previous maintainer was leaving the company shortly after I joined</text:p>
        </text:list-item>
        <text:list-item>
          <text:p text:style-name="P47">introducing test harnesses, and performing a gradual redesign of the "Actions" codebase that improved both reliability and performance, all the while delivering new features</text:p>
        </text:list-item>
        <text:list-item>
          <text:p text:style-name="P47">"Actions" was capable of conducting bulk change operations for around 10 million documents</text:p>
        </text:list-item>
        <text:list-item>
          <text:p text:style-name="P47">switched out the old implementation based on AWS SQS and synchronous Python to one based on AWS MSK (Kafka) and asynchronous Python (with aiokafka)</text:p>
        </text:list-item>
        <text:list-item>
          <text:p text:style-name="P47">made it so that "Actions" microservices could be brought up locally (on the developers computer) with a single "make" command after git-cloning the repository</text:p>
        </text:list-item>
      </text:list>
      <text:p text:style-name="P22"/>
      <text:h text:style-name="P28" text:outline-level="2">2021.01 – 2022.01</text:h>
      <text:p text:style-name="P17">Working on my own software, cryptocurrency trading</text:p>
      <text:p text:style-name="P17"/>
      <text:p text:style-name="P20">I was trading cryptocurrencies to get income while I was working on my own software. The latter included (but was not limited to):</text:p>
      <text:list xml:id="list424864878" text:style-name="L8">
        <text:list-item>
          <text:p text:style-name="P48">a multi-platform desktop Kivy app that I intend to productize in the future</text:p>
        </text:list-item>
        <text:list-item>
          <text:p text:style-name="P48">an app to keep track of and plan my finances and investments</text:p>
        </text:list-item>
        <text:list-item>
          <text:p text:style-name="P49"><text:a xlink:type="simple" xlink:href="https://github.com/butla/machine_setups" text:style-name="Internet_20_link" text:visited-style-name="Visited_20_Internet_20_Link">scripts</text:a> for setting up my OS, and keeping it updated and synced across computers</text:p>
        </text:list-item>
      </text:list>
      <text:p text:style-name="P21"/>
      <text:h text:style-name="P29" text:outline-level="2">2018.<text:span text:style-name="T1">11</text:span> – 2021.<text:span text:style-name="T1">01 </text:span></text:h>
      <text:p text:style-name="P16">Senior DevOps Engineer at British Telecom (BT)</text:p>
      <text:p text:style-name="P10">Remote, with occasional meetings in London, Ipswich, and Brentwood</text:p>
      <text:p text:style-name="P1"/>
      <text:p text:style-name="P1">Main project: <text:a xlink:type="simple" xlink:href="https://www.mediaandbroadcast.bt.com/vena.html" text:style-name="Internet_20_link" text:visited-style-name="Visited_20_Internet_20_Link">Vena</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text:soft-page-break/>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2770880105" text:style-name="L9">
        <text:list-item>
          <text:p text:style-name="P38">Django and Django REST Framework - most of our back-end and front-end</text:p>
        </text:list-item>
        <text:list-item>
          <text:p text:style-name="P38">PostgreSQL - our main database</text:p>
        </text:list-item>
        <text:list-item>
          <text:p text:style-name="P38">Kubernetes and Helm - deployments</text:p>
        </text:list-item>
        <text:list-item>
          <text:p text:style-name="P38">Nginx - reverse proxy</text:p>
        </text:list-item>
        <text:list-item>
          <text:p text:style-name="P38">Docker Compose - running a local, development instance of the app with its dependencies</text:p>
        </text:list-item>
        <text:list-item>
          <text:p text:style-name="P38">Minio - serving our web app's static assets, and storing media files</text:p>
        </text:list-item>
        <text:list-item>
          <text:p text:style-name="P38">Celery - running asynchronous graphs of tasks (with the "canvas" feature)</text:p>
        </text:list-item>
        <text:list-item>
          <text:p text:style-name="P38">ReactJS - a few more dynamic front-end pages</text:p>
        </text:list-item>
        <text:list-item>
          <text:p text:style-name="P38">Faust - reading streams of events from other systems from Kafka</text:p>
        </text:list-item>
        <text:list-item>
          <text:p text:style-name="P38">Redis - caching, Celery broker</text:p>
        </text:list-item>
        <text:list-item>
          <text:p text:style-name="P38">Sentry - error tracking</text:p>
        </text:list-item>
        <text:list-item>
          <text:p text:style-name="P38">Prometheus - metrics</text:p>
        </text:list-item>
        <text:list-item>
          <text:p text:style-name="P38">Junos PyEZ - managing Juniper routers</text:p>
        </text:list-item>
        <text:list-item>
          <text:p text:style-name="P38">netmiko - managing Cisco routers</text:p>
        </text:list-item>
        <text:list-item>
          <text:p text:style-name="P38">GitLab - code repository / continuous delivery pipelines</text:p>
        </text:list-item>
        <text:list-item>
          <text:p text:style-name="P38">Factory Boy - easy creation of ORM objects for tests</text:p>
        </text:list-item>
        <text:list-item>
          <text:p text:style-name="P38">terminal servers - logging in over SSH and getting a serial port terminal to the routers</text:p>
        </text:list-item>
      </text:list>
      <text:p text:style-name="P1"/>
      <text:p text:style-name="P1">My niches in the team were:</text:p>
      <text:p text:style-name="P1"/>
      <text:list xml:id="list280420213" text:style-name="L10">
        <text:list-item>
          <text:p text:style-name="P39">code and infrastructure design for new features</text:p>
        </text:list-item>
        <text:list-item>
          <text:p text:style-name="P39">setting up automated tests and speeding them up</text:p>
        </text:list-item>
        <text:list-item>
          <text:p text:style-name="P39">refactoring for testability</text:p>
        </text:list-item>
        <text:list-item>
          <text:p text:style-name="P39">thorough code reviews</text:p>
        </text:list-item>
        <text:list-item>
          <text:p text:style-name="P39">teaching advanced Python and testable design to other team-members</text:p>
        </text:list-item>
        <text:list-item>
          <text:p text:style-name="P39">advocating for simple and tried OpenSource solutions we could control over heavier enterprise ones there wasn't enough team expertise in</text:p>
        </text:list-item>
        <text:list-item>
          <text:p text:style-name="P39">taking care of deployments and infrastructure (along with one other team member)</text:p>
        </text:list-item>
      </text:list>
      <text:p text:style-name="P1"/>
      <text:h text:style-name="P30" text:outline-level="2"/>
      <text:p text:style-name="P26"/>
      <text:h text:style-name="P30" text:outline-level="2"><text:soft-page-break/>2017.<text:span text:style-name="T2">05</text:span> – 2018.<text:span text:style-name="T2">09</text:span></text:h>
      <text:p text:style-name="P14">Python <text:span text:style-name="T12">B</text:span>ack-end <text:span text:style-name="T12">D</text:span>eveloper at <text:a xlink:type="simple" xlink:href="https://iteriodata.com/" text:style-name="Internet_20_link" text:visited-style-name="Visited_20_Internet_20_Link">Iterio Data</text:a></text:p>
      <text:p text:style-name="P10">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3122313305" text:style-name="L11">
        <text:list-item>
          <text:p text:style-name="P40">creating back-end APIs with asynchronous Python (AioHTTP) and stuffing them in Docker containers</text:p>
        </text:list-item>
        <text:list-item>
          <text:p text:style-name="P40">designing our systems on AWS (ECS, Lambda, Kinesis, S3, CloudWatch)</text:p>
        </text:list-item>
        <text:list-item>
          <text:p text:style-name="P40">encoding our infrastructure and doing deployments with Terraform</text:p>
        </text:list-item>
        <text:list-item>
          <text:p text:style-name="P40">creating test strategies and tools for our cloud applications (including chaos testing)</text:p>
        </text:list-item>
        <text:list-item>
          <text:p text:style-name="P40">maintaining the quality of our services by doing stress tests and performance testing / monitoring</text:p>
        </text:list-item>
        <text:list-item>
          <text:p text:style-name="P40">helping in the design of our CitusDB (distributed PostgreSQL) schema</text:p>
        </text:list-item>
        <text:list-item>
          <text:p text:style-name="P40">setting up logging (CloudWatch, Google Stackdriver), metrics, and alerts (Sentry, PagerDuty)</text:p>
        </text:list-item>
        <text:list-item>
          <text:p text:style-name="P40">working out our development practices (trunk-based development, zero down-time deployments, etc.)</text:p>
        </text:list-item>
        <text:list-item>
          <text:p text:style-name="P40">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31" text:outline-level="2"><text:soft-page-break/>2017.05 – 2017.10</text:h>
      <text:p text:style-name="P14">Ansible contractor at <text:a xlink:type="simple" xlink:href="https://www.scylladb.com/" text:style-name="Internet_20_link" text:visited-style-name="Visited_20_Internet_20_Link">ScyllaDB</text:a></text:p>
      <text:p text:style-name="P10">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h text:style-name="P31" text:outline-level="2">2017.01 – 2017.06</text:h>
      <text:p text:style-name="P14">Software contractor at <text:a xlink:type="simple" xlink:href="https://tspcb.pl/" text:style-name="Internet_20_link" text:visited-style-name="Visited_20_Internet_20_Link">Techno Service SA</text:a> / <text:a xlink:type="simple" xlink:href="http://siled.pl/" text:style-name="Internet_20_link" text:visited-style-name="Visited_20_Internet_20_Link">Siled</text:a></text:p>
      <text:p text:style-name="P10">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2896030419" text:style-name="L12">
        <text:list-item>
          <text:p text:style-name="P41">a person goes to the machine with a pendrive</text:p>
        </text:list-item>
        <text:list-item>
          <text:p text:style-name="P41">they run a software tool on the machine to download a set of testing results</text:p>
        </text:list-item>
        <text:list-item>
          <text:p text:style-name="P41">they copy the data to their computer</text:p>
        </text:list-item>
        <text:list-item>
          <text:p text:style-name="P41">they run a script that transforms the data into an Excel spreadsheet</text:p>
        </text:list-item>
        <text:list-item>
          <text:p text:style-name="P41">they send that spreadsheet to a person preparing a final report</text:p>
        </text:list-item>
        <text:list-item>
          <text:p text:style-name="P41">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3286646543" text:style-name="L13">
        <text:list-item>
          <text:p text:style-name="P42">Python 3.6</text:p>
        </text:list-item>
        <text:list-item>
          <text:p text:style-name="P42">Tkinter, chosen because the GUI was very minimal and the application had to be very easy to install on Windows</text:p>
        </text:list-item>
        <text:list-item>
          <text:p text:style-name="P42">openpyxl for reading and writing Excel files</text:p>
        </text:list-item>
        <text:list-item>
          <text:p text:style-name="P42">PyAutoGUI for testing the GUI</text:p>
        </text:list-item>
        <text:list-item>
          <text:p text:style-name="P42"><text:soft-page-break/>VirtualBox running Windows XP and Microsoft SQL Server 2005 - used that to test data extraction from the PCB testing machine (it was running that version of SQL Server)</text:p>
        </text:list-item>
      </text:list>
      <text:p text:style-name="P1"/>
      <text:h text:style-name="P31" text:outline-level="2">2014.03 – 2016.04</text:h>
      <text:p text:style-name="P14">Software Applications Developer at Intel Technology Poland</text:p>
      <text:p text:style-name="P10">Gdańsk</text:p>
      <text:p text:style-name="P1"/>
      <text:p text:style-name="P1">Examples of assignments on this position, from the latest:</text:p>
      <text:p text:style-name="P1"/>
      <text:h text:style-name="P33"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xml:id="list3898507207" text:style-name="L14">
        <text:list-item>
          <text:p text:style-name="P43">acted as Python expert for all project teams</text:p>
        </text:list-item>
        <text:list-item>
          <text:p text:style-name="P43">created <text:span text:style-name="T3">mountepy</text:span> - a Python library to aid isolated microservice tests and increase our code quality</text:p>
        </text:list-item>
        <text:list-item>
          <text:p text:style-name="P43">influenced development procedures for all teams</text:p>
        </text:list-item>
        <text:list-item>
          <text:p text:style-name="P43">enforced software legal compliance and communicated with lawyers</text:p>
        </text:list-item>
      </text:list>
      <text:p text:style-name="P1"/>
      <text:h text:style-name="P33"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33"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33" text:outline-level="3"><text:soft-page-break/>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33"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23"/>
      <text:h text:style-name="P31" text:outline-level="2">2011.05 – 2014.02</text:h>
      <text:p text:style-name="P14">Test Engineer Intern at Intel Technology Poland</text:p>
      <text:p text:style-name="P10">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27" text:outline-level="1">Noteable conference talks</text:h>
      <text:h text:style-name="P32"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32" text:outline-level="2"><text:soft-page-break/>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27" text:outline-level="1">Education</text:h>
      <text:h text:style-name="P31" text:outline-level="2">2016.03 – 2016.05</text:h>
      <text:p text:style-name="P15">Cryptography I course</text:p>
      <text:p text:style-name="P11">Stanford (<text:span text:style-name="T5">through</text:span> Coursera <text:span text:style-name="T5">platform</text:span>)</text:p>
      <text:p text:style-name="P1"/>
      <text:h text:style-name="P31" text:outline-level="2"/>
      <text:h text:style-name="P31" text:outline-level="2">2012 – 2015</text:h>
      <text:p text:style-name="P14">Master of Science in Computer Science</text:p>
      <text:p text:style-name="P10">Gdańsk University of Technology</text:p>
      <text:p text:style-name="P10"/>
      <text:p text:style-name="P6">Overall score – good plus</text:p>
      <text:p text:style-name="P5">Specialized in Intelligent Interactive Systems (AI, computer vision, graphics)</text:p>
      <text:p text:style-name="P5"/>
      <text:p text:style-name="P14">Master thesis</text:p>
      <text:p text:style-name="P10">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5"/>
      <text:h text:style-name="P31" text:outline-level="2">2008 – 2012</text:h>
      <text:p text:style-name="P8">Bachelor of Science in Computer Science</text:p>
      <text:p text:style-name="P10">Gdańsk University of Technology</text:p>
      <text:p text:style-name="P5"/>
      <text:p text:style-name="P6">Overall score – good plus</text:p>
      <text:p text:style-name="P5"/>
      <text:p text:style-name="P7">Final project</text:p>
      <text:p text:style-name="P5"><text:span text:style-name="T6">A</text:span> C++ application using OpenCV that could learn and recognize faces using the eigenvectors method.</text:p>
      <text:p text:style-name="Horizontal_20_Line"/>
      <text:h text:style-name="P27" text:outline-level="1"><text:soft-page-break/>Languages</text:h>
      <text:p text:style-name="P5"/>
      <text:list xml:id="list4259066170" text:style-name="L15">
        <text:list-item>
          <text:p text:style-name="P50">Polish, native</text:p>
        </text:list-item>
        <text:list-item>
          <text:p text:style-name="P50">English, fluent</text:p>
        </text:list-item>
      </text:list>
      <text:p text:style-name="Horizontal_20_Line"/>
      <text:h text:style-name="P27" text:outline-level="1">Interests</text:h>
      <text:p text:style-name="P5"/>
      <text:list xml:id="list3128938660" text:style-name="L16">
        <text:list-item>
          <text:p text:style-name="P51"><text:span text:style-name="T11">t</text:span>echnology and engineering in general</text:p>
        </text:list-item>
        <text:list-item>
          <text:p text:style-name="P51"><text:span text:style-name="T11">e</text:span>volutionary <text:span text:style-name="T11">p</text:span>sychology</text:p>
        </text:list-item>
        <text:list-item>
          <text:p text:style-name="P51"><text:span text:style-name="T11">m</text:span>ythology (mainly Slavic, Nordic, and Greek)</text:p>
        </text:list-item>
        <text:list-item>
          <text:p text:style-name="P51"><text:span text:style-name="T11">h</text:span>istory</text:p>
        </text:list-item>
        <text:list-item>
          <text:p text:style-name="P51"><text:span text:style-name="T11">m</text:span>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3-01-13T13:21:01.765542619</dc:date>
    <meta:editing-duration>PT10H21M21S</meta:editing-duration>
    <meta:editing-cycles>54</meta:editing-cycles>
    <meta:generator>LibreOffice/7.3.7.2$Linux_X86_64 LibreOffice_project/30$Build-2</meta:generator>
    <meta:document-statistic meta:table-count="0" meta:image-count="0" meta:object-count="0" meta:page-count="10" meta:paragraph-count="204" meta:word-count="2760" meta:character-count="17319" meta:non-whitespace-character-count="14842"/>
  </office:meta>
</office:document-meta>
</file>